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23cm"/>
    </style:style>
    <style:style style:name="gr2" style:family="graphic" style:parent-style-name="standard">
      <style:graphic-properties draw:stroke="none" svg:stroke-color="#000000" draw:fill="none" draw:fill-color="#ffffff" fo:min-height="16.486cm"/>
    </style:style>
    <style:style style:name="gr3" style:family="graphic" style:parent-style-name="standard">
      <style:graphic-properties draw:stroke="none" svg:stroke-color="#000000" draw:fill="none" draw:fill-color="#ffffff" fo:min-height="16.16cm"/>
    </style:style>
    <style:style style:name="gr4" style:family="graphic" style:parent-style-name="standard">
      <style:graphic-properties draw:stroke="none" svg:stroke-color="#000000" draw:fill="none" draw:fill-color="#ffffff" fo:min-height="16.649cm"/>
    </style:style>
    <style:style style:name="gr5" style:family="graphic" style:parent-style-name="standard">
      <style:graphic-properties draw:stroke="none" svg:stroke-color="#000000" draw:fill="none" draw:fill-color="#ffffff" fo:min-height="16.201cm"/>
    </style:style>
    <style:style style:name="gr6" style:family="graphic" style:parent-style-name="standard">
      <style:graphic-properties draw:stroke="none" svg:stroke-color="#000000" draw:fill="none" draw:fill-color="#ffffff" fo:min-height="16.6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padding-left="0.127cm"/>
    </style:style>
    <style:style style:name="gr10" style:family="graphic" style:parent-style-name="standard">
      <style:graphic-properties draw:stroke="none" svg:stroke-color="#000000" draw:fill="none" draw:fill-color="#ffffff" fo:min-height="0.564cm"/>
    </style:style>
    <style:style style:name="gr11" style:family="graphic" style:parent-style-name="standard" style:list-style-name="L2">
      <style:graphic-properties draw:stroke="none" svg:stroke-color="#000000" draw:fill="none" draw:fill-color="#ffffff" fo:min-height="12.49cm"/>
    </style:style>
    <style:style style:name="gr12" style:family="graphic" style:parent-style-name="standard">
      <style:graphic-properties draw:stroke="none" svg:stroke-color="#000000" draw:fill="none" draw:fill-color="#ffffff" fo:min-height="1.256cm"/>
    </style:style>
    <style:style style:name="gr13" style:family="graphic" style:parent-style-name="standard">
      <style:graphic-properties draw:stroke="none" svg:stroke-color="#000000" draw:fill="none" draw:fill-color="#ffffff" fo:min-height="4.477cm"/>
    </style:style>
    <style:style style:name="P1" style:family="paragraph">
      <style:paragraph-properties fo:text-align="center"/>
    </style:style>
    <style:style style:name="P2" style:family="paragraph">
      <style:paragraph-properties fo:margin-left="0.381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layer="layout" svg:width="22.184cm" svg:height="14.189cm" svg:x="2.849cm" svg:y="3.664cm">
          <draw:text-box>
            <text:p text:style-name="P1"><text:span text:style-name="T1">Agenda</text:span></text:p>
            <text:p/>
            <text:list text:style-name="L1">
              <text:list-item>
                <text:p><text:span text:style-name="T2">Introduction of design and work flow objectives</text:span></text:p>
              </text:list-item>
              <text:list-item>
                <text:p><text:span text:style-name="T2">Overview support classifications</text:span></text:p>
              </text:list-item>
              <text:list-item>
                <text:p><text:span text:style-name="T2">Workflow examples &amp; demonstration</text:span></text:p>
                <text:list>
                  <text:list-item>
                    <text:list>
                      <text:list-item>
                        <text:p><text:span text:style-name="T2">Introduction of new member</text:span></text:p>
                      </text:list-item>
                      <text:list-item>
                        <text:p><text:span text:style-name="T2">Entry of funding receipts</text:span></text:p>
                      </text:list-item>
                      <text:list-item>
                        <text:p><text:span text:style-name="T2">Initiation of membership renewa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atabase Conversion</text:span></text:p>
              </text:list-item>
              <text:list-item>
                <text:p><text:span text:style-name="T2">Implementation Discussion</text:span></text:p>
              </text:list-item>
            </text:list>
            <text:p/>
            <text:p/>
            <text:p/>
            <text:p/>
          </draw:text-box>
        </draw:frame>
      </draw:page>
      <draw:page draw:name="page2" draw:style-name="dp1" draw:master-page-name="Default">
        <draw:frame draw:style-name="gr2" draw:layer="layout" svg:width="21.492cm" svg:height="16.757cm" svg:x="3.663cm" svg:y="2.239cm">
          <draw:text-box>
            <text:p text:style-name="P1"><text:span text:style-name="T1">Design Objective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Use existing concepts from the Access based system to retain familiarity.</text:p>
                        <text:list>
                          <text:list-item>
                            <text:p>Concept of the Member/Contact IDentifier (MCID)</text:p>
                          </text:list-item>
                          <text:list-item>
                            <text:p>Use existing database constructs of</text:p>
                            <text:list>
                              <text:list-item>
                                <text:p>Member/Volunteer</text:p>
                              </text:list-item>
                              <text:list-item>
                                <text:p>Funding</text:p>
                              </text:list-item>
                              <text:list-item>
                                <text:p>Correspondence</text:p>
                              </text:list-item>
                              <text:list-item>
                                <text:p>Time Entry (for volunteers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ntegration of members, volunteers, volunteer mail utility and (eventually) bulk mail utility to use single database.</text:p>
                      </text:list-item>
                      <text:list-item>
                        <text:p>Introduce data integrity checks to enforce data entry integrity.</text:p>
                      </text:list-item>
                      <text:list-item>
                        <text:p>Provide flexible tools for management and reporting.</text:p>
                      </text:list-item>
                      <text:list-item>
                        <text:p>Utilize GPL (free) software for all system components.</text:p>
                        <text:list>
                          <text:list-item>
                            <text:list>
                              <text:list-item>
                                <text:p>MySQL – database</text:p>
                              </text:list-item>
                              <text:list-item>
                                <text:p>PHP – programing language</text:p>
                              </text:list-item>
                              <text:list-item>
                                <text:p>HTML5 -web page construction</text:p>
                              </text:list-item>
                              <text:list-item>
                                <text:p>Javascript – page level field validation</text:p>
                              </text:list-item>
                              <text:list-item>
                                <text:p>Bootstrap – page layout</text:p>
                              </text:list-item>
                              <text:list-item>
                                <text:p>phpMyAdmin – database administration</text:p>
                              </text:list-item>
                              <text:list-item>
                                <text:p>LIbreOffic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3" draw:layer="layout" svg:width="16.527cm" svg:height="16.41cm" svg:x="6.838cm" svg:y="3.134cm">
          <draw:text-box>
            <text:p><text:span text:style-name="T3">New Functions Available</text:span></text:p>
            <text:p><text:tab/></text:p>
            <text:p><text:tab/>All with common user interface</text:p>
            <text:p><text:tab/>All available to access via multiple platforms</text:p>
            <text:p><text:tab/>All integrated with the same database</text:p>
            <text:p><text:tab/>Alll implemented with GPL software</text:p>
            <text:p/>
            <text:p/>
            <text:list text:style-name="L1">
              <text:list-item>
                <text:list>
                  <text:list-item>
                    <text:p><text:span text:style-name="T4">Membership Database</text:span></text:p>
                  </text:list-item>
                </text:list>
              </text:list-item>
            </text:list>
            <text:p><text:span text:style-name="T4"/></text:p>
            <text:list text:continue-numbering="true" text:style-name="L1">
              <text:list-item>
                <text:list>
                  <text:list-item>
                    <text:p><text:span text:style-name="T4">Volunteer Database</text:span></text:p>
                    <text:p><text:span text:style-name="T4"/></text:p>
                  </text:list-item>
                  <text:list-item>
                    <text:p><text:span text:style-name="T4">Generic Database Lookup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4" draw:text-style-name="P1" draw:layer="layout" svg:width="22.47cm" svg:height="16.899cm" svg:x="3.459cm" svg:y="3.134cm">
          <draw:text-box>
            <text:p text:style-name="P1"><text:span text:style-name="T1">Support Community Definition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Similar (but different) that used in Access system.</text:p>
                          </text:list-item>
                          <text:list-item>
                            <text:p>Classifies supporter 'groups' or 'classes'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tab/><text:span text:style-name="T5">Members</text:span><text:span text:style-name="T6"> - supporters that provide scheduled funding payments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5">Volunteers</text:span><text:span text:style-name="T6"> – supporters that provide scheduled funding payements AND contribute volunteer time in some capacity.</text:span></text:p>
                    <text:p><text:span text:style-name="T6"/></text:p>
                    <text:p><text:span text:style-name="T5">Donors</text:span><text:span text:style-name="T6"> – provide sporadic funding support and are usually organizations, groups, trusts.</text:span></text:p>
                  </text:list-item>
                </text:list>
              </text:list-item>
            </text:list>
            <text:p><text:span text:style-name="T6"/></text:p>
            <text:list text:continue-numbering="true" text:style-name="L1">
              <text:list-item>
                <text:list>
                  <text:list-header>
                    <text:p><text:span text:style-name="T5">Contacts</text:span><text:span text:style-name="T6"> – none of the above. <text:s/>This is the 'pool' of interested potential supporters available to be recruited into one of the other categories.</text:span></text:p>
                  </text:list-header>
                </text:list>
              </text:list-item>
            </text:list>
            <text:p/>
          </draw:text-box>
        </draw:frame>
      </draw:page>
      <draw:page draw:name="page5" draw:style-name="dp1" draw:master-page-name="Default">
        <draw:frame draw:style-name="gr5" draw:layer="layout" svg:width="18.154cm" svg:height="16.451cm" svg:x="5.414cm" svg:y="2.686cm">
          <draw:text-box>
            <text:p><text:span text:style-name="T2">User Levels – Membership Database</text:span></text:p>
            <text:list text:style-name="L1">
              <text:list-item>
                <text:list>
                  <text:list-item>
                    <text:p>User – all normal user functionality</text:p>
                    <text:list>
                      <text:list-item>
                        <text:p>Add new member</text:p>
                      </text:list-item>
                      <text:list-item>
                        <text:p>Maintain member information</text:p>
                      </text:list-item>
                      <text:list-item>
                        <text:p>Entry of new funding and correspondence records</text:p>
                      </text:list-item>
                      <text:list-item>
                        <text:p>Create reminders</text:p>
                      </text:list-item>
                    </text:list>
                  </text:list-item>
                  <text:list-item>
                    <text:p>EDI user – User level plus Extended Donor Info menu items.</text:p>
                  </text:list-item>
                  <text:list-item>
                    <text:p>Admin user – EDI user plus extended system administrative functions menu.</text:p>
                  </text:list-item>
                </text:list>
              </text:list-item>
            </text:list>
            <text:p/>
            <text:p><text:span text:style-name="T2"/></text:p>
            <text:p><text:span text:style-name="T2">User Levels – Volunteer Database</text:span></text:p>
            <text:list text:continue-numbering="true" text:style-name="L1">
              <text:list-item>
                <text:list>
                  <text:list-item>
                    <text:p>User – all regular user functions including:</text:p>
                    <text:list>
                      <text:list-item>
                        <text:p>Entry of a new system user</text:p>
                      </text:list-item>
                      <text:list-item>
                        <text:p>Entry of a new volunteer</text:p>
                      </text:list-item>
                      <text:list-item>
                        <text:p>Update volunteer information</text:p>
                      </text:list-item>
                      <text:list-item>
                        <text:p>Maintenance of volunteer mailing lists</text:p>
                      </text:list-item>
                    </text:list>
                  </text:list-item>
                  <text:list-item>
                    <text:p>Admin user – User plus </text:p>
                    <text:list>
                      <text:list-item>
                        <text:p>Sending email to list(s) and </text:p>
                      </text:list-item>
                      <text:list-item>
                        <text:p>Creation of new list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6" draw:style-name="dp1" draw:master-page-name="Default">
        <draw:frame draw:style-name="gr6" draw:layer="layout" svg:width="21.9cm" svg:height="16.898cm" svg:x="2.808cm" svg:y="1.751cm">
          <draw:text-box>
            <text:list text:style-name="L1">
              <text:list-item>
                <text:list>
                  <text:list-header>
                    <text:p text:style-name="P1"><text:span text:style-name="T1">Workflow examples &amp; demonstration</text:span></text:p>
                    <text:list>
                      <text:list-header>
                        <text:p><text:span text:style-name="T2"/></text:p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  <text:p text:style-name="P1"><text:span text:style-name="T3">Introduction of new member</text:span></text:p>
            <text:p text:style-name="P1"><text:span text:style-name="T3"/></text:p>
            <text:p text:style-name="P1"><text:span text:style-name="T3">Funding &amp; Correspondece Entries</text:span></text:p>
            <text:p text:style-name="P1"><text:span text:style-name="T6">(Dues, Donations, Letters, Postcards, Other)</text:span></text:p>
            <text:p text:style-name="P1"><text:span text:style-name="T3"/></text:p>
            <text:p text:style-name="P1"><text:span text:style-name="T3">Initiation of membership renewal(s)</text:span></text:p>
            <text:p text:style-name="P1"><text:span text:style-name="T6">(Identify, email/mail notices, print labels/letters,reports)</text:span></text:p>
          </draw:text-box>
        </draw:frame>
      </draw:page>
      <draw:page draw:name="page7" draw:style-name="dp1" draw:master-page-name="Default">
        <draw:custom-shape draw:style-name="gr7" draw:text-style-name="P3" xml:id="id1" draw:id="id1" draw:layer="layout" svg:width="4.925cm" svg:height="2.808cm" svg:x="2.159cm" svg:y="3.297cm">
          <text:p text:style-name="P1"><text:span text:style-name="T7">Access DB Extract:</text:span></text:p>
          <text:p text:style-name="P2"><text:span text:style-name="T8">Mbrs: 5,006</text:span></text:p>
          <text:p text:style-name="P2"><text:span text:style-name="T8">Dons: 9,269</text:span></text:p>
          <text:p text:style-name="P2"><text:span text:style-name="T8">Corr: 7,054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4.641cm" svg:height="2.808cm" svg:x="2.265cm" svg:y="7.447cm">
          <text:p text:style-name="P1"><text:span text:style-name="T7">Del Expired:</text:span></text:p>
          <text:p text:style-name="P2"><text:span text:style-name="T8">Mbrs: 4,826</text:span></text:p>
          <text:p text:style-name="P2"><text:span text:style-name="T8">Dons: 8,957</text:span></text:p>
          <text:p text:style-name="P2"><text:span text:style-name="T8">Corr: 6,88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.621cm" svg:y1="6.105cm" svg:x2="4.585cm" svg:y2="7.447cm" draw:start-shape="id1" draw:start-glue-point="2" draw:end-shape="id2" draw:end-glue-point="0" svg:d="m4621 6105-36 1342" svg:viewBox="0 0 37 1343">
          <text:p/>
        </draw:connector>
        <draw:custom-shape draw:style-name="gr7" draw:text-style-name="P4" xml:id="id3" draw:id="id3" draw:layer="layout" svg:width="4.641cm" svg:height="2.808cm" svg:x="2.263cm" svg:y="12.168cm">
          <text:p text:style-name="P1"><text:span text:style-name="T7">Del Cat 4 &amp; 5:</text:span></text:p>
          <text:p text:style-name="P2"><text:span text:style-name="T8">Mbrs: 4,645</text:span></text:p>
          <text:p text:style-name="P2"><text:span text:style-name="T8">Dons: 8,903</text:span></text:p>
          <text:p text:style-name="P2"><text:span text:style-name="T8">Corr: 6,835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.585cm" svg:y1="10.255cm" svg:x2="4.583cm" svg:y2="12.168cm" draw:start-shape="id2" draw:start-glue-point="2" draw:end-shape="id3" draw:end-glue-point="0" svg:d="m4585 10255-2 1913" svg:viewBox="0 0 3 1914">
          <text:p/>
        </draw:connector>
        <draw:custom-shape draw:style-name="gr7" draw:text-style-name="P4" xml:id="id4" draw:id="id4" draw:layer="layout" svg:width="5.919cm" svg:height="2.562cm" svg:x="9.875cm" svg:y="4.03cm">
          <text:p text:style-name="P1"><text:span text:style-name="T7">0 – Contacts:</text:span></text:p>
          <text:p text:style-name="P2"><text:span text:style-name="T8">Mbrs: 3,788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5.801cm" svg:height="2.559cm" svg:x="9.911cm" svg:y="11.723cm">
          <text:p text:style-name="P1"><text:span text:style-name="T7">2 - Volunteers:</text:span></text:p>
          <text:p text:style-name="P2"><text:span text:style-name="T8">Mbrs: 156</text:span></text:p>
          <text:p text:style-name="P2"><text:span text:style-name="T8">(Roster from existing</text:span></text:p>
          <text:p text:style-name="P2"><text:span text:style-name="T8">Vol Email Util.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5.76cm" svg:height="2.606cm" svg:x="9.911cm" svg:y="7.816cm">
          <text:p text:style-name="P1"><text:span text:style-name="T7">1 - Members:</text:span></text:p>
          <text:p text:style-name="P2"><text:span text:style-name="T8">Mbrs: 510</text:span></text:p>
          <text:p text:style-name="P2"><text:span text:style-name="T8">(Dues payment within </text:span></text:p>
          <text:p text:style-name="P2"><text:span text:style-name="T8">last 12 months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5.722cm" svg:height="2.61cm" svg:x="9.909cm" svg:y="15.504cm">
          <text:p text:style-name="P1"><text:span text:style-name="T7">3 - Donors:</text:span></text:p>
          <text:p text:style-name="P2"><text:span text:style-name="T8">Mbrs: 131</text:span></text:p>
          <text:p text:style-name="P2"><text:span text:style-name="T8">(Donation made within</text:span></text:p>
          <text:p text:style-name="P2"><text:span text:style-name="T8">Last 12 months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6.904cm" svg:y1="13.572cm" svg:x2="9.875cm" svg:y2="5.311cm" draw:start-shape="id3" draw:start-glue-point="1" draw:end-shape="id4" draw:end-glue-point="3" svg:d="m6904 13572c2227 0 742-8261 2971-8261" svg:viewBox="0 0 2972 8262">
          <text:p/>
        </draw:connector>
        <draw:connector draw:style-name="gr8" draw:text-style-name="P1" draw:layer="layout" draw:type="curve" svg:x1="15.794cm" svg:y1="5.311cm" svg:x2="15.671cm" svg:y2="9.119cm" draw:start-shape="id4" draw:start-glue-point="1" draw:end-shape="id5" svg:d="m15794 5311c750 0 811 3808-123 3808" svg:viewBox="0 0 694 3809">
          <text:p/>
        </draw:connector>
        <draw:connector draw:style-name="gr8" draw:text-style-name="P1" draw:layer="layout" draw:type="curve" svg:x1="15.794cm" svg:y1="5.311cm" svg:x2="15.712cm" svg:y2="13.002cm" draw:start-shape="id4" draw:start-glue-point="1" draw:end-shape="id6" draw:end-glue-point="1" svg:d="m15794 5311c750 0 791 7691-82 7691" svg:viewBox="0 0 651 7692">
          <text:p/>
        </draw:connector>
        <draw:connector draw:style-name="gr8" draw:text-style-name="P1" draw:layer="layout" draw:type="curve" svg:x1="15.794cm" svg:y1="5.311cm" svg:x2="15.631cm" svg:y2="16.809cm" draw:start-shape="id4" draw:start-glue-point="1" draw:end-shape="id7" draw:end-glue-point="1" svg:d="m15794 5311c750 0 831 11498-163 11498" svg:viewBox="0 0 737 11499">
          <text:p/>
        </draw:connector>
        <draw:frame draw:style-name="gr10" draw:text-style-name="P5" draw:layer="layout" svg:width="10.705cm" svg:height="1.195cm" svg:x="15.876cm" svg:y="4.03cm">
          <draw:text-box>
            <text:p text:style-name="P1"><text:span text:style-name="T4">Methodology</text:span></text:p>
          </draw:text-box>
        </draw:frame>
        <draw:frame draw:style-name="gr11" draw:text-style-name="P6" draw:layer="layout" svg:width="9.403cm" svg:height="13.049cm" svg:x="17.178cm" svg:y="5.008cm">
          <draw:text-box>
            <text:list text:style-name="L2">
              <text:list-item>
                <text:p><text:span text:style-name="T9">Extract all member, donation and correspondence records from Access database into a series of spreadsheets.</text:span></text:p>
              </text:list-item>
              <text:list-item>
                <text:p><text:span text:style-name="T9">Format spreadsheets adjusting column names and values.</text:span></text:p>
              </text:list-item>
              <text:list-item>
                <text:p><text:span text:style-name="T9">Set status of all records = 0.</text:span></text:p>
              </text:list-item>
              <text:list-item>
                <text:p><text:span text:style-name="T9">Import spreadsheets into database.</text:span></text:p>
              </text:list-item>
              <text:list-item>
                <text:p><text:span text:style-name="T9">Run database utilities to evaluate funding records to determine status values of 1 and 3.</text:span></text:p>
              </text:list-item>
              <text:list-item>
                <text:p><text:span text:style-name="T9">Run database utility to <text:s/>merge vol email roster to determine status value of 2.</text:span></text:p>
              </text:list-item>
            </text:list>
            <text:p><text:span text:style-name="T9"/></text:p>
          </draw:text-box>
        </draw:frame>
        <draw:frame draw:style-name="gr12" draw:text-style-name="P7" draw:layer="layout" svg:width="15.875cm" svg:height="1.826cm" svg:x="5.862cm" svg:y="1.425cm">
          <draw:text-box>
            <text:p text:style-name="P1"><text:span text:style-name="T1">Database Conversion</text:span></text:p>
          </draw:text-box>
        </draw:frame>
        <draw:frame draw:style-name="gr13" draw:text-style-name="P8" draw:layer="layout" svg:width="5.618cm" svg:height="4.727cm" svg:x="2.279cm" svg:y="15.753cm">
          <draw:text-box>
            <text:p><text:span text:style-name="T8">Tasks remaining:</text:span></text:p>
            <text:list text:style-name="L1">
              <text:list-item>
                <text:p><text:span text:style-name="T10">Vet remaining volunteer roster to correct errors</text:span></text:p>
              </text:list-item>
              <text:list-item>
                <text:p><text:span text:style-name="T10">Review funding and donation records to determine classification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127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Klinzman</meta:initial-creator>
    <meta:creation-date>2014-02-09T15:15:30</meta:creation-date>
    <dc:date>2014-02-18T11:54:40</dc:date>
    <dc:creator>Dave Klinzman</dc:creator>
    <meta:editing-duration>PT1H48M2S</meta:editing-duration>
    <meta:editing-cycles>11</meta:editing-cycles>
    <meta:generator>LibreOffice/3.5$Linux_X86_64 LibreOffice_project/350m1$Build-2</meta:generator>
    <meta:document-statistic meta:object-count="23"/>
  </office:meta>
</office:document-meta>
</file>